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b2939" officeooo:paragraph-rsid="001b2939"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ad2ea" style:font-name-asian="Garamond1" style:font-size-asian="12pt" style:font-name-complex="Garamond1" style:font-size-complex="12pt"/>
    </style:style>
    <style:style style:name="T4" style:family="text">
      <style:text-properties style:font-name="Garamond" fo:font-size="12pt" officeooo:rsid="001b2939"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welcome_controll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5"/>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5"/>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19">✓</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5"/>
          </table:table-cell>
        </table:table-row>
      </table:table>
      <text:list xml:id="list687142706099823797"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7"/>
      <text:list xml:id="list132556391039583"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555983245864"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5:55.145072429</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3" meta:non-whitespace-character-count="2160"/>
  </office:meta>
</office:document-meta>
</file>